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89d1" officeooo:paragraph-rsid="000d89d1"/>
    </style:style>
    <style:style style:name="P2" style:family="paragraph" style:parent-style-name="Standard">
      <style:text-properties officeooo:rsid="000eb8d8" officeooo:paragraph-rsid="000eb8d8"/>
    </style:style>
    <style:style style:name="P3" style:family="paragraph" style:parent-style-name="Standard">
      <style:text-properties officeooo:rsid="000fadc4" officeooo:paragraph-rsid="000fadc4"/>
    </style:style>
    <style:style style:name="P4" style:family="paragraph" style:parent-style-name="Standard">
      <style:text-properties officeooo:rsid="00109d94" officeooo:paragraph-rsid="00109d94"/>
    </style:style>
    <style:style style:name="P5" style:family="paragraph" style:parent-style-name="Standard">
      <style:text-properties officeooo:rsid="0011a0cd" officeooo:paragraph-rsid="0011a0cd"/>
    </style:style>
    <style:style style:name="P6" style:family="paragraph" style:parent-style-name="Standard">
      <style:text-properties officeooo:rsid="00136664" officeooo:paragraph-rsid="00136664"/>
    </style:style>
    <style:style style:name="P7" style:family="paragraph" style:parent-style-name="Standard">
      <style:text-properties officeooo:rsid="0013c20d" officeooo:paragraph-rsid="0013c20d"/>
    </style:style>
    <style:style style:name="P8" style:family="paragraph" style:parent-style-name="Standard">
      <style:text-properties fo:font-style="normal" officeooo:rsid="00136664" officeooo:paragraph-rsid="00136664" style:font-style-asian="normal" style:font-style-complex="normal"/>
    </style:style>
    <style:style style:name="P9" style:family="paragraph" style:parent-style-name="Standard">
      <style:text-properties fo:font-style="normal" officeooo:rsid="0013a53f" officeooo:paragraph-rsid="0013a53f" style:font-style-asian="normal" style:font-style-complex="normal"/>
    </style:style>
    <style:style style:name="P10" style:family="paragraph" style:parent-style-name="Standard">
      <style:text-properties fo:font-style="normal" officeooo:rsid="0013c20d" officeooo:paragraph-rsid="0013c20d" style:font-style-asian="normal" style:font-style-complex="normal"/>
    </style:style>
    <style:style style:name="P11" style:family="paragraph" style:parent-style-name="Standard">
      <style:text-properties fo:font-style="normal" officeooo:rsid="001549f4" officeooo:paragraph-rsid="001549f4" style:font-style-asian="normal" style:font-style-complex="normal"/>
    </style:style>
    <style:style style:name="P12" style:family="paragraph" style:parent-style-name="Standard">
      <style:text-properties fo:font-style="normal" officeooo:rsid="00156f83" officeooo:paragraph-rsid="00156f83" style:font-style-asian="normal" style:font-style-complex="normal"/>
    </style:style>
    <style:style style:name="P13" style:family="paragraph" style:parent-style-name="Standard">
      <style:text-properties fo:font-style="normal" officeooo:rsid="00157efd" officeooo:paragraph-rsid="00157efd" style:font-style-asian="normal" style:font-style-complex="normal"/>
    </style:style>
    <style:style style:name="P14" style:family="paragraph" style:parent-style-name="Standard">
      <style:text-properties fo:font-style="normal" officeooo:rsid="00173d60" officeooo:paragraph-rsid="00173d60" style:font-style-asian="normal" style:font-style-complex="normal"/>
    </style:style>
    <style:style style:name="T1" style:family="text">
      <style:text-properties officeooo:rsid="000fadc4"/>
    </style:style>
    <style:style style:name="T2" style:family="text">
      <style:text-properties officeooo:rsid="00109d9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3a53f" style:font-style-asian="normal" style:font-style-complex="normal"/>
    </style:style>
    <style:style style:name="T6" style:family="text">
      <style:text-properties fo:font-style="normal" officeooo:rsid="001549f4" style:font-style-asian="normal" style:font-style-complex="normal"/>
    </style:style>
    <style:style style:name="T7" style:family="text">
      <style:text-properties officeooo:rsid="00173d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untes videos práctica 3 dsi</text:p>
      <text:p text:style-name="P1"/>
      <text:p text:style-name="P1">Ir a la página can i use .com. Podemos mirar las API para ver en que navegadores están disponibles y en cuales no. </text:p>
      <text:p text:style-name="P1"/>
      <text:p text:style-name="P2">Mirar en que navegadores funciona la API</text:p>
      <text:p text:style-name="P2"/>
      <text:p text:style-name="P2">//vibracion de 1000ms</text:p>
      <text:p text:style-name="P2">navigator.vibrate(1000); </text:p>
      <text:p text:style-name="P2"/>
      <text:p text:style-name="P2">Es un método que le pasamos por parametro un valor numero o un array de numeros. El metodo vibrate esta dentro de un objeto llamado navigator. </text:p>
      <text:p text:style-name="P2"/>
      <text:p text:style-name="P2">If (‘vibrate’ in navigator)</text:p>
      <text:p text:style-name="P2"><text:tab/>navigator.vibrate(500);</text:p>
      <text:p text:style-name="P2"/>
      <text:p text:style-name="P2">//Vibracion del patron de S.O.S</text:p>
      <text:p text:style-name="P2"/>
      <text:p text:style-name="P2">navigator.vibrate([500, 30, 100, 30, 100, 200, 200, 30, 200, 30, 200, 200, 100, 30, 100, 30, 100]);</text:p>
      <text:p text:style-name="P2"/>
      <text:p text:style-name="P2">//<text:span text:style-name="T1">Modalidad numero 1 (directamente)</text:span></text:p>
      <text:p text:style-name="P2"/>
      <text:p text:style-name="P3">cons value = localStorage.name;</text:p>
      <text:p text:style-name="P3">localStorage.name = “value”;</text:p>
      <text:p text:style-name="P3"/>
      <text:p text:style-name="P3">***<text:span text:style-name="T2">importante***</text:span></text:p>
      <text:p text:style-name="P3"/>
      <text:p text:style-name="P4">sessionStorage: Se borran al cerrar la pestaña</text:p>
      <text:p text:style-name="P4">localStorage: No se borran al cerrar la pestaña</text:p>
      <text:p text:style-name="P4"/>
      <text:p text:style-name="P5">Battery API</text:p>
      <text:p text:style-name="P5"/>
      <text:p text:style-name="P5">//Obtenemos información de la batería del dispositivo</text:p>
      <text:p text:style-name="P5"/>
      <text:p text:style-name="P5">const battery = navigator.getBattery(); //Devuelve una promesa que se guarda en la constante. </text:p>
      <text:p text:style-name="P5"/>
      <text:p text:style-name="P5">Como tenemos una promesa podemos utilizar un then que es lo que tenemos que utilizar:</text:p>
      <text:p text:style-name="P5"/>
      <text:p text:style-name="P5">battery.then(data =&gt; {</text:p>
      <text:p text:style-name="P5"><text:tab/>data.charging //Si la bateria esta cargabdo</text:p>
      <text:p text:style-name="P5"><text:tab/>data.chargingTime //Segundos para que la bateria este cargada totalmente</text:p>
      <text:p text:style-name="P5"><text:tab/>data.dischargingTime //Segundos para que la bateria este descargada totalmente</text:p>
      <text:p text:style-name="P5"><text:tab/>data.level //Nivel de carga de bateria </text:p>
      <text:p text:style-name="P5"/>
      <text:p text:style-name="P6">Eventos de la API</text:p>
      <text:p text:style-name="P6"/>
      <text:p text:style-name="P6">battery.then(data =&gt; {</text:p>
      <text:p text:style-name="P6"><text:tab/>data.onchargingchange = () =&gt; {} //<text:span text:style-name="T3">carga</text:span><text:span text:style-name="T4">/descarga</text:span></text:p>
      <text:p text:style-name="P8"><text:tab/>data.onchargingtimechange = () =&gt; {} //tiempo carga</text:p>
      <text:p text:style-name="P8"><text:tab/></text:p>
      <text:p text:style-name="P8"/>
      <text:p text:style-name="P8"/>
      <text:p text:style-name="P6"><text:soft-page-break/><text:span text:style-name="T4">******</text:span><text:span text:style-name="T5">IMPORTANTE******</text:span></text:p>
      <text:p text:style-name="P9">API bateria</text:p>
      <text:p text:style-name="P9"/>
      <text:p text:style-name="P9">codepen.io/manz/pen/wbWqvx URL API</text:p>
      <text:p text:style-name="P9"/>
      <text:p text:style-name="P7"><text:span text:style-name="T4">L</text:span><text:span text:style-name="T6">a</text:span><text:span text:style-name="T4"> siguiente API es la que tenemos que usar en la práctica </text:span></text:p>
      <text:p text:style-name="P10"/>
      <text:p text:style-name="P11">const msg = new SpeechSynthesisUtterance(); //Creamos una instancia con la constante msg</text:p>
      <text:p text:style-name="P11"/>
      <text:p text:style-name="P11">//atributos (idiotema y texto)</text:p>
      <text:p text:style-name="P11"/>
      <text:p text:style-name="P11">msg.lang = ‘es’;</text:p>
      <text:p text:style-name="P11">msg.text <text:s/>= ‘Hola a todos’;</text:p>
      <text:p text:style-name="P11"/>
      <text:p text:style-name="P12">msg.rate = 0.5; //Tasa de velocidad de voz </text:p>
      <text:p text:style-name="P12">msg.pitch = 0.4; //Tono</text:p>
      <text:p text:style-name="P12">msg.volume = 0.4; //Volumen</text:p>
      <text:p text:style-name="P12">msg.onstart = () =&gt; {….}; //Se ejecuta cuando empieza a hablar</text:p>
      <text:p text:style-name="P12">msg.onend = () =&gt; {….}; //Se ejecuta cuando termine de hablar</text:p>
      <text:p text:style-name="P12"/>
      <text:p text:style-name="P12">Entre estas dos instancias se podrían hacer cosas, podemos poner codigo para hacer cosas especificas cuando se mencione ese texto. </text:p>
      <text:p text:style-name="P12"/>
      <text:p text:style-name="P12">SpeechSynthesis.speak(msg);</text:p>
      <text:p text:style-name="P12"/>
      <text:p text:style-name="P12"/>
      <text:p text:style-name="P13">Hay un método llamado speechSynthesis.getVoices() motores del navegadores</text:p>
      <text:p text:style-name="P13"/>
      <text:p text:style-name="P13">const msg = new SpeechSynthesisUtterance();</text:p>
      <text:p text:style-name="P13"/>
      <text:p text:style-name="P13">msg.obboundary = (event) =&gt; {</text:p>
      <text:p text:style-name="P13"><text:tab/>console.log(‘Se ejecuta en límite párrafo/frase’);</text:p>
      <text:p text:style-name="P13"><text:tab/></text:p>
      <text:p text:style-name="P13"><text:tab/>event.charIndex; //Posicion de la sentencia</text:p>
      <text:p text:style-name="P13"><text:tab/>event.charLength; //Longitud de la palabra</text:p>
      <text:p text:style-name="P13"><text:tab/>event.elapsedTime; //ms de tiempo transcurrido</text:p>
      <text:p text:style-name="P13"><text:tab/>event.name; //”word” / “sentence”</text:p>
      <text:p text:style-name="P13">};</text:p>
      <text:p text:style-name="P13"/>
      <text:p text:style-name="P13"/>
      <text:p text:style-name="P13"/>
      <text:p text:style-name="P13">********<text:span text:style-name="T7">COMO desplegar la pagina en github pages**************</text:span></text:p>
      <text:p text:style-name="P13"/>
      <text:p text:style-name="P14">comandos:</text:p>
      <text:p text:style-name="P14"/>
      <text:p text:style-name="P14">npx parcel build src/index.html –no-minify</text:p>
      <text:p text:style-name="P14">npx parcel build src/index.html --no-source-maps –detailed-report</text:p>
      <text:p text:style-name="P14">npx parcel build src/index.html --public-url /dsi-p3-synth-ayrtoncg20/ -d build</text:p>
      <text:p text:style-name="P14">npx gh-pages -d bui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2:09:53.590887796</meta:creation-date>
    <dc:date>2020-08-06T13:14:22.398226705</dc:date>
    <meta:editing-duration>PT38M55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2" meta:paragraph-count="61" meta:word-count="386" meta:character-count="2706" meta:non-whitespace-character-count="2358"/>
  </office:meta>
</office:document-meta>
</file>